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style="italic" style:font-size-asian="10pt" style:font-style-asian="italic"/>
    </style:style>
    <style:style style:name="T4" style:family="text">
      <style:text-properties fo:color="#646464" style:font-name="Monospace" fo:font-size="10pt" style:font-size-asian="10pt"/>
    </style:style>
    <style:style style:name="T5" style:family="text">
      <style:text-properties fo:color="#6a3e3e" style:font-name="Monospace" fo:font-size="10pt" style:font-size-asian="10pt"/>
    </style:style>
    <style:style style:name="T6" style:family="text">
      <style:text-properties fo:color="#3f7f5f" style:font-name="Monospace" fo:font-size="10pt" style:font-size-asian="10pt"/>
    </style:style>
    <style:style style:name="T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TestN;</text:span></text:p>
      <text:p text:style-name="P2"/>
      <text:p text:style-name="P1"><text:span text:style-name="T1">import</text:span><text:span text:style-name="T2"> org.openqa.selenium.By;</text:span></text:p>
      <text:p text:style-name="P1"><text:span text:style-name="T1">import</text:span><text:span text:style-name="T2"> org.openqa.selenium.WebDriver;</text:span></text:p>
      <text:p text:style-name="P1"><text:span text:style-name="T1">import</text:span><text:span text:style-name="T2"> org.openqa.selenium.firefox.FirefoxDriver;</text:span></text:p>
      <text:p text:style-name="P1"><text:span text:style-name="T1">import</text:span><text:span text:style-name="T2"> java.util.List;</text:span></text:p>
      <text:p text:style-name="P1"><text:span text:style-name="T1">import</text:span><text:span text:style-name="T2"> java.util.NoSuchElementException;</text:span></text:p>
      <text:p text:style-name="P1"><text:span text:style-name="T1">import</text:span><text:span text:style-name="T2"> org.openqa.selenium.WebElement;</text:span></text:p>
      <text:p text:style-name="P1"><text:span text:style-name="T1">import</text:span><text:span text:style-name="T2"> org.openqa.selenium.support.ui.ExpectedConditions;</text:span></text:p>
      <text:p text:style-name="P1"><text:span text:style-name="T1">import</text:span><text:span text:style-name="T2"> org.openqa.selenium.support.ui.WebDriverWait;</text:span></text:p>
      <text:p text:style-name="P1"><text:span text:style-name="T1">import</text:span><text:span text:style-name="T2"> org.testng.annotations.Test;</text:span></text:p>
      <text:p text:style-name="P2"/>
      <text:p text:style-name="P1"><text:span text:style-name="T1">public</text:span><text:span text:style-name="T2"> </text:span><text:span text:style-name="T1">class</text:span><text:span text:style-name="T2"> Test_auto {</text:span></text:p>
      <text:p text:style-name="P1"><text:span text:style-name="T2"><text:tab/></text:span><text:span text:style-name="T4">@Test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testa() </text:span></text:p>
      <text:p text:style-name="P1"><text:span text:style-name="T2"><text:tab/>{</text:span></text:p>
      <text:p text:style-name="P1"><text:span text:style-name="T2"><text:tab/><text:tab/></text:span></text:p>
      <text:p text:style-name="P1"><text:span text:style-name="T2"><text:tab/>WebDriverWait </text:span><text:span text:style-name="T5">wait</text:span><text:span text:style-name="T2">;</text:span></text:p>
      <text:p text:style-name="P2"/>
      <text:p text:style-name="P1"><text:span text:style-name="T2"><text:tab/></text:span><text:span text:style-name="T6">//System.setProperty("webdriver.gecko.driver", cr.getgeckopath());</text:span></text:p>
      <text:p text:style-name="P1"><text:span text:style-name="T2"><text:tab/>System.</text:span><text:span text:style-name="T3">setProperty</text:span><text:span text:style-name="T2">(</text:span><text:span text:style-name="T8">"webdriver.gecko.driver"</text:span><text:span text:style-name="T2">, </text:span><text:span text:style-name="T8">"/home/riya/geckodriver"</text:span><text:span text:style-name="T2">);</text:span></text:p>
      <text:p text:style-name="P1"><text:span text:style-name="T2"><text:tab/>WebDriver </text:span><text:span text:style-name="T5">driver</text:span><text:span text:style-name="T2"> = </text:span><text:span text:style-name="T1">new</text:span><text:span text:style-name="T2"> FirefoxDriver();</text:span></text:p>
      <text:p text:style-name="P1"><text:span text:style-name="T2"><text:tab/></text:span><text:span text:style-name="T5">driver</text:span><text:span text:style-name="T2">.get(</text:span><text:span text:style-name="T8">"https://my.naukri.com/account/register/basicdetails"</text:span><text:span text:style-name="T2">);</text:span></text:p>
      <text:p text:style-name="P1"><text:span text:style-name="T2"><text:tab/></text:span><text:span text:style-name="T6">// these two line will switch to the frame because this </text:span><text:span text:style-name="T7">website</text:span><text:span text:style-name="T6"> shows the tag in </text:span><text:span text:style-name="T7">iframe</text:span></text:p>
      <text:p text:style-name="P1"><text:span text:style-name="T2"><text:tab/></text:span><text:span text:style-name="T6">//WebElement frameElement=driver.findElement(By.className("demo-frame"));</text:span></text:p>
      <text:p text:style-name="P1"><text:span text:style-name="T2"><text:tab/></text:span><text:span text:style-name="T6">//driver.switchTo().frame(frameElement);</text:span></text:p>
      <text:p text:style-name="P1"><text:span text:style-name="T2"><text:tab/></text:span></text:p>
      <text:p text:style-name="P1"><text:span text:style-name="T2"><text:tab/></text:span><text:span text:style-name="T6">//</text:span><text:span text:style-name="T7">bthis</text:span><text:span text:style-name="T6"> is imp </text:span><text:span text:style-name="T7">ok</text:span><text:span text:style-name="T6"> since we have to get suggestion so what we did we put a text in the input as we do</text:span></text:p>
      <text:p text:style-name="P1"><text:span text:style-name="T2"><text:tab/>WebElement </text:span><text:span text:style-name="T5">textBoxElement</text:span><text:span text:style-name="T2"> = </text:span><text:span text:style-name="T5">driver</text:span><text:span text:style-name="T2">.findElement(By.</text:span><text:span text:style-name="T3">name</text:span><text:span text:style-name="T2">(</text:span><text:span text:style-name="T8">"city"</text:span><text:span text:style-name="T2">));</text:span></text:p>
      <text:p text:style-name="P1"><text:span text:style-name="T2"><text:tab/></text:span><text:span text:style-name="T5">textBoxElement</text:span><text:span text:style-name="T2">.sendKeys(</text:span><text:span text:style-name="T8">"a"</text:span><text:span text:style-name="T2">);</text:span></text:p>
      <text:p text:style-name="P1"><text:span text:style-name="T2"><text:tab/></text:span><text:span text:style-name="T1">try</text:span><text:span text:style-name="T2"> {</text:span></text:p>
      <text:p text:style-name="P1"><text:span text:style-name="T2"><text:tab/><text:tab/></text:span><text:span text:style-name="T6">//jab hum </text:span><text:span text:style-name="T7">logo</text:span><text:span text:style-name="T6"> </text:span><text:span text:style-name="T7">ne</text:span><text:span text:style-name="T6"> text enter </text:span><text:span text:style-name="T7">kiya</text:span><text:span text:style-name="T6"> to hum log </text:span><text:span text:style-name="T7">na</text:span><text:span text:style-name="T6"> 5 seconds </text:span><text:span text:style-name="T7">ka</text:span><text:span text:style-name="T6"> </text:span><text:span text:style-name="T7">waut</text:span><text:span text:style-name="T6"> </text:span><text:span text:style-name="T7">karenge</text:span><text:span text:style-name="T6"> </text:span><text:span text:style-name="T7">kyoki</text:span><text:span text:style-name="T6"> sometimes </text:span><text:span text:style-name="T7">ajax</text:span><text:span text:style-name="T6"> takes </text:span><text:span text:style-name="T7">taume</text:span><text:span text:style-name="T6"> to load value</text:span></text:p>
      <text:p text:style-name="P1"><text:span text:style-name="T2"><text:tab/><text:tab/></text:span><text:span text:style-name="T5">wait</text:span><text:span text:style-name="T2"> = </text:span><text:span text:style-name="T1">new</text:span><text:span text:style-name="T2"> WebDriverWait(</text:span><text:span text:style-name="T5">driver</text:span><text:span text:style-name="T2">, 5);</text:span></text:p>
      <text:p text:style-name="P1"><text:span text:style-name="T2"><text:tab/><text:tab/></text:span><text:span text:style-name="T6">// now this is used </text:span><text:span text:style-name="T7">becayse</text:span><text:span text:style-name="T6"> all the suggestion is </text:span><text:span text:style-name="T7">insdei</text:span><text:span text:style-name="T6"> this element</text:span></text:p>
      <text:p text:style-name="P1"><text:span text:style-name="T2"><text:tab/><text:tab/>WebElement </text:span><text:span text:style-name="T5">autoOptions</text:span><text:span text:style-name="T2"> = </text:span><text:span text:style-name="T5">driver</text:span><text:span text:style-name="T2">.findElement(By.</text:span><text:span text:style-name="T3">className</text:span><text:span text:style-name="T2">(</text:span><text:span text:style-name="T8">"listing"</text:span><text:span text:style-name="T2">));</text:span></text:p>
      <text:p text:style-name="P1"><text:span text:style-name="T2"><text:tab/><text:tab/></text:span><text:span text:style-name="T5">wait</text:span><text:span text:style-name="T2">.until(ExpectedConditions.</text:span><text:span text:style-name="T3">visibilityOf</text:span><text:span text:style-name="T2">(</text:span><text:span text:style-name="T5">autoOptions</text:span><text:span text:style-name="T2">));</text:span></text:p>
      <text:p text:style-name="P1"><text:span text:style-name="T2"><text:tab/><text:tab/></text:span><text:span text:style-name="T6">// driver.manage().timeouts().implicitlyWait(5, TimeUnit.SECONDS);</text:span></text:p>
      <text:p text:style-name="P1"><text:span text:style-name="T2"><text:tab/><text:tab/>String </text:span><text:span text:style-name="T5">testToSelect</text:span><text:span text:style-name="T2"> = </text:span><text:span text:style-name="T8">"Ahmedabad"</text:span><text:span text:style-name="T2">;</text:span><text:span text:style-name="T6">// this is </text:span><text:span text:style-name="T7">waht</text:span><text:span text:style-name="T6"> we have to enter </text:span><text:span text:style-name="T7">wheb</text:span><text:span text:style-name="T6"> we find suggestion i mean select</text:span></text:p>
      <text:p text:style-name="P1"><text:span text:style-name="T2"><text:tab/><text:tab/></text:span><text:span text:style-name="T6">//now we are creating a list of all of the options </text:span><text:span text:style-name="T7">jo</text:span><text:span text:style-name="T6"> </text:span><text:span text:style-name="T7">aaya</text:span><text:span text:style-name="T6"> ha inside </text:span><text:span text:style-name="T7">li</text:span><text:span text:style-name="T6"> so list me </text:span><text:span text:style-name="T7">div</text:span><text:span text:style-name="T6"> </text:span><text:span text:style-name="T7">ke</text:span><text:span text:style-name="T6"> </text:span><text:span text:style-name="T7">satg</text:span><text:span text:style-name="T6"> </text:span></text:p>
      <text:p text:style-name="P1"><text:span text:style-name="T2"><text:tab/><text:tab/></text:span><text:span text:style-name="T6">// now list </text:span><text:span text:style-name="T7">ka</text:span><text:span text:style-name="T6"> concept</text:span></text:p>
      <text:p text:style-name="P1"><text:span text:style-name="T2"><text:tab/><text:tab/>List&lt;WebElement&gt; </text:span><text:span text:style-name="T5">optionsToSelect</text:span><text:span text:style-name="T2"> = </text:span><text:span text:style-name="T5">autoOptions</text:span><text:span text:style-name="T2">.findElements(By.</text:span><text:span text:style-name="T3">tagName</text:span><text:span text:style-name="T2">(</text:span><text:span text:style-name="T8">"li"</text:span><text:span text:style-name="T2">));</text:span></text:p>
      <text:p text:style-name="P1"><text:span text:style-name="T2"><text:tab/><text:tab/></text:span><text:span text:style-name="T6">// now hum </text:span><text:span text:style-name="T7">har</text:span><text:span text:style-name="T6"> list value </text:span><text:span text:style-name="T7">ke</text:span><text:span text:style-name="T6"> pas </text:span><text:span text:style-name="T7">jayenge</text:span><text:span text:style-name="T6"> and </text:span></text:p>
      <text:p text:style-name="P1"><text:span text:style-name="T2"><text:tab/><text:tab/></text:span><text:span text:style-name="T1">for</text:span><text:span text:style-name="T2"> (WebElement </text:span><text:span text:style-name="T5">option</text:span><text:span text:style-name="T2"> : </text:span><text:span text:style-name="T5">optionsToSelect</text:span><text:span text:style-name="T2">) {</text:span></text:p>
      <text:p text:style-name="P1"><text:span text:style-name="T2"><text:tab/><text:tab/><text:tab/></text:span></text:p>
      <text:p text:style-name="P1"><text:span text:style-name="T2"><text:tab/><text:tab/><text:tab/></text:span><text:span text:style-name="T6">//and check </text:span><text:span text:style-name="T7">akrenge</text:span><text:span text:style-name="T6"> if the text is matching with what we have to enter in this case "Action Script" </text:span></text:p>
      <text:p text:style-name="P1"><text:span text:style-name="T2"><text:tab/><text:tab/><text:tab/></text:span><text:span text:style-name="T6">//see getText </text:span><text:span text:style-name="T7">methid</text:span><text:span text:style-name="T6"> us option </text:span><text:span text:style-name="T7">ka</text:span><text:span text:style-name="T6"> value </text:span><text:span text:style-name="T7">dega</text:span><text:span text:style-name="T6"> means us </text:span><text:span text:style-name="T7">div</text:span><text:span text:style-name="T6"> </text:span><text:span text:style-name="T7">ka</text:span><text:span text:style-name="T6"> </text:span></text:p>
      <text:p text:style-name="P1"><text:span text:style-name="T2"><text:tab/><text:tab/><text:tab/></text:span><text:span text:style-name="T1">if</text:span><text:span text:style-name="T2"> (</text:span><text:span text:style-name="T5">option</text:span><text:span text:style-name="T2">.getText().equals(</text:span><text:span text:style-name="T5">testToSelect</text:span><text:span text:style-name="T2">)) {</text:span></text:p>
      <text:p text:style-name="P1"><text:span text:style-name="T2"><text:tab/><text:tab/><text:tab/><text:tab/>System.</text:span><text:span text:style-name="T9">out</text:span><text:span text:style-name="T2">.println(</text:span><text:span text:style-name="T8">"Trying to select: "</text:span><text:span text:style-name="T2"> + </text:span><text:span text:style-name="T5">testToSelect</text:span><text:span text:style-name="T2">);</text:span></text:p>
      <text:p text:style-name="P1"><text:span text:style-name="T2"><text:tab/><text:tab/><text:tab/><text:tab/></text:span><text:span text:style-name="T5">option</text:span><text:span text:style-name="T2">.click();</text:span><text:span text:style-name="T6">// jab </text:span><text:span text:style-name="T7">mila</text:span><text:span text:style-name="T6"> to we click and </text:span><text:span text:style-name="T7">breakout</text:span><text:span text:style-name="T6"> from loop</text:span></text:p>
      <text:p text:style-name="P1"><text:span text:style-name="T2"><text:tab/><text:tab/><text:tab/><text:tab/></text:span><text:span text:style-name="T1">break</text:span><text:span text:style-name="T2">;</text:span></text:p>
      <text:p text:style-name="P1"><text:span text:style-name="T2"><text:tab/><text:tab/><text:tab/>}</text:span></text:p>
      <text:p text:style-name="P1"><text:span text:style-name="T2"><text:tab/><text:tab/>}</text:span></text:p>
      <text:p text:style-name="P2"><text:soft-page-break/></text:p>
      <text:p text:style-name="P1"><text:span text:style-name="T2"><text:tab/>} </text:span><text:span text:style-name="T1">catch</text:span><text:span text:style-name="T2"> (NoSuchElementException </text:span><text:span text:style-name="T5">e</text:span><text:span text:style-name="T2">) {</text:span></text:p>
      <text:p text:style-name="P1"><text:span text:style-name="T2"><text:tab/><text:tab/>System.</text:span><text:span text:style-name="T9">out</text:span><text:span text:style-name="T2">.println(</text:span><text:span text:style-name="T5">e</text:span><text:span text:style-name="T2">.getStackTrace());</text:span></text:p>
      <text:p text:style-name="P1"><text:span text:style-name="T2"><text:tab/>} </text:span><text:span text:style-name="T1">catch</text:span><text:span text:style-name="T2"> (Exception </text:span><text:span text:style-name="T5">e</text:span><text:span text:style-name="T2">) {</text:span></text:p>
      <text:p text:style-name="P1"><text:span text:style-name="T2"><text:tab/><text:tab/>System.</text:span><text:span text:style-name="T9">out</text:span><text:span text:style-name="T2">.println(</text:span><text:span text:style-name="T5">e</text:span><text:span text:style-name="T2">.getStackTrace());</text:span></text:p>
      <text:p text:style-name="P1"><text:span text:style-name="T2"><text:tab/>}</text:span></text:p>
      <text:p text:style-name="P1"><text:span text:style-name="T2"><text:tab/>}</text:span></text:p>
      <text:p text:style-name="P1"><text:span text:style-name="T2"><text:tab/></text:span></text:p>
      <text:p text:style-name="P1"><text:span text:style-name="T2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00:22:15.355238481</meta:creation-date>
    <dc:date>2018-03-09T00:22:41.284919424</dc:date>
    <meta:editing-duration>PT27S</meta:editing-duration>
    <meta:editing-cycles>1</meta:editing-cycles>
    <meta:document-statistic meta:table-count="0" meta:image-count="0" meta:object-count="0" meta:page-count="2" meta:paragraph-count="57" meta:word-count="275" meta:character-count="2435" meta:non-whitespace-character-count="2128"/>
    <meta:generator>LibreOffice/5.1.6.2$Linux_X86_64 LibreOffice_project/10m0$Build-2</meta:generator>
  </office:meta>
</office:document-meta>
</file>